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6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table:style-name="ce1"/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table:style-name="ce1"/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float" office:value="32600" table:style-name="ce1">
            <text:p>32600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table:style-name="ce1"/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table:style-name="ce1"/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table:style-name="ce1"/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table:style-name="ce1"/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table:style-name="ce1"/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table:style-name="ce1"/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table:style-name="ce1"/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table:style-name="ce1"/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table:style-name="ce1"/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table:style-name="ce1"/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table:style-name="ce1"/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5:Sheet1.E331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6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09-04-16T11:32:48Z</meta:creation-date>
    <dc:date>2017-05-14T15:03:24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